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 smil:type="fourBoxWipe" smil:subtype="cornersOu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 smil:type="pushWipe" smil:subtype="fromTop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ehdi Haghgoo - The Complete Android Animations Course</presentation:footer-decl>
      <presentation:footer-decl presentation:name="ftr2">The Complete Android Animations Course - Mehdi Haghgoo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 xml:id="id2" text:id="id2">Android 3.0 Animator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 xml:id="id3" text:id="id3">Mehdi Haghgoo</text:p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footer-name="ftr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xml:id="id5" text:id="id5">View Animation Limitations</text:p>
          </draw:text-box>
        </draw:frame>
        <draw:frame presentation:style-name="pr5" draw:layer="layout" svg:width="25.5cm" svg:height="6.141cm" svg:x="0.858cm" svg:y="4.499cm" presentation:class="outline" presentation:user-transformed="true">
          <draw:text-box>
            <text:list text:style-name="L3">
              <text:list-item>
                <text:p xml:id="id6" text:id="id6">- Limited to scale, translate, alpha, and rotate<text:tab/></text:p>
              </text:list-item>
              <text:list-item>
                <text:p xml:id="id7" text:id="id7">- Only the appearance is animated</text:p>
              </text:list-item>
            </text:list>
          </draw:text-box>
        </draw:frame>
        <anim:par presentation:node-type="timing-root">
          <anim:par smil:begin="id4.begin">
            <anim:transitionFilter smil:dur="2s" smil:type="fourBoxWipe" smil:subtype="cornersOu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 presentation:use-footer-name="ftr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xml:id="id9" text:id="id9">New in Android 3.0 (starting with API 11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0" text:id="id10">- Property Animation Framework (android.animation)</text:p>
              </text:list-item>
              <text:list-item>
                <text:p xml:id="id11" text:id="id11">- Physical properties of views are also animated</text:p>
              </text:list-item>
              <text:list-item>
                <text:p xml:id="id12" text:id="id12">- You can animate almost any property on any object!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Alizarin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4" xml:id="id14" draw:id="id14" draw:layer="layout" svg:width="26cm" svg:height="2.5cm" svg:x="1cm" svg:y="1cm" presentation:class="title">
          <draw:text-box>
            <text:p>Classes</text:p>
          </draw:text-box>
        </draw:frame>
        <draw:frame presentation:style-name="pr5" xml:id="id15" draw:id="id15" draw:layer="layout" svg:width="25.5cm" svg:height="13cm" svg:x="1cm" svg:y="5.5cm" presentation:class="outline">
          <draw:text-box>
            <text:list text:style-name="L3">
              <text:list-item>
                <text:p>- Animator, ValueAnimator, ObjectAnimator</text:p>
              </text:list-item>
              <text:list-item>
                <text:p>- ViewPropertyAnimator</text:p>
              </text:list-item>
              <text:list-item>
                <text:p>- TypeEvaluator</text:p>
              </text:list-item>
              <text:list-item>
                <text:p>- AnimatorSet</text:p>
              </text:list-item>
              <text:list-item>
                <text:p>- ...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2s" smil:type="push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5cm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auto-grow-height="false" fo:min-height="1.4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auto-grow-height="false" fo:min-height="1.501cm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text-properties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end"/>
      <style:text-properties style:font-size-complex="14pt"/>
    </style:style>
    <style:style style:name="MP14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5cm" svg:height="1.5cm" svg:x="1.416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4" draw:text-style-name="MP8" draw:layer="backgroundobjects" svg:width="6.5cm" svg:height="1.449cm" svg:x="21cm" svg:y="19cm" presentation:class="date-time">
        <draw:text-box>
          <text:p text:style-name="MP8"><presentation:date-time/></text:p>
        </draw:text-box>
      </draw:frame>
      <draw:frame presentation:style-name="Mpr5" draw:text-style-name="MP10" draw:layer="backgroundobjects" svg:width="24.432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05:00.363101308</meta:creation-date>
    <meta:editing-duration>PT2H20M16S</meta:editing-duration>
    <meta:editing-cycles>10</meta:editing-cycles>
    <meta:generator>LibreOffice/5.4.4.2$MacOSX_X86_64 LibreOffice_project/2524958677847fb3bb44820e40380acbe820f960</meta:generator>
    <dc:date>2018-06-06T12:35:32.680588326</dc:date>
    <meta:document-statistic meta:object-count="51"/>
  </office:meta>
</office:document-meta>
</file>